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udokuDriver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SudokuDriver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5"/>
          <table:table-cell table:number-columns-repeated="4" table:style-name="ce12"/>
          <table:table-cell table:style-name="ce6"/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13"/>
          <table:table-cell table:number-columns-repeated="4" table:style-name="ce14"/>
          <table:table-cell table:style-name="ce15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<text:span text:style-name="T2">main</text:span>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<text:span text:style-name="T2">initialize</text:span>(Sudoku puzz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<text:span text:style-name="T2">play</text:span>(Sudoku puzz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6">
            <text:p><text:span text:style-name="T2">main</text:span><text:s/>Data Table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udoku puzzle</text:p>
          </table:table-cell>
          <table:table-cell table:style-name="ce1"/>
          <table:table-cell table:style-name="ce11"/>
          <table:table-cell office:value-type="string" table:style-name="ce1">
            <text:p>Creates the Sudoku object dubbed puzzl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2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6">
            <text:p><text:span text:style-name="T2">initialize</text:span><text:s/>Data Table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boolean setup</text:p>
          </table:table-cell>
          <table:table-cell table:style-name="ce1"/>
          <table:table-cell table:style-name="ce11"/>
          <table:table-cell office:value-type="string" table:style-name="ce1">
            <text:p>used in the while statement to keep initialize runn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canner in</text:p>
          </table:table-cell>
          <table:table-cell table:style-name="ce1"/>
          <table:table-cell table:style-name="ce11"/>
          <table:table-cell office:value-type="string" table:style-name="ce1">
            <text:p>gets keyboard in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tring input</text:p>
          </table:table-cell>
          <table:table-cell table:style-name="ce1"/>
          <table:table-cell table:style-name="ce11"/>
          <table:table-cell office:value-type="string" table:style-name="ce1">
            <text:p>converts in to a string to be tested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1"/>
          <table:table-cell table:style-name="ce12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6">
            <text:p><text:span text:style-name="T2">play</text:span><text:s/>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boolean run</text:p>
          </table:table-cell>
          <table:table-cell table:style-name="ce1"/>
          <table:table-cell table:style-name="ce11"/>
          <table:table-cell office:value-type="string" table:style-name="ce1">
            <text:p>used in the while statement to keep initialize runn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canner in</text:p>
          </table:table-cell>
          <table:table-cell table:style-name="ce1"/>
          <table:table-cell table:style-name="ce11"/>
          <table:table-cell office:value-type="string" table:style-name="ce1">
            <text:p>gets keyboard in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input</text:p>
          </table:table-cell>
          <table:table-cell table:style-name="ce1"/>
          <table:table-cell table:style-name="ce11"/>
          <table:table-cell office:value-type="string" table:style-name="ce1">
            <text:p>converts in to a string to be tes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Zach</meta:initial-creator>
    <dc:creator>Zach Mosley</dc:creator>
    <meta:creation-date>2016-08-22T14:57:19Z</meta:creation-date>
    <dc:date>2016-09-21T22:19:04Z</dc:date>
    <meta:print-date>2016-09-13T14:20:11Z</meta:print-date>
  </office:meta>
</office:document-meta>
</file>